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placementTransformer.replace( List &lt; String &gt; result , String partPattern , String replacemen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lReplacementTransformer.transform( String baseUri , Map &lt; String , Element &gt; valu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UrlReplacementTransformer.UrlReplacemen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